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14A79F7312F9FA97154.png" manifest:media-type="image/png"/>
  <manifest:file-entry manifest:full-path="Pictures/10000201000003E80000017160FBC178D9EE3C28.png" manifest:media-type="image/png"/>
  <manifest:file-entry manifest:full-path="Pictures/10000201000000C8000000C852649B2EFED7C6F3.png" manifest:media-type="image/png"/>
  <manifest:file-entry manifest:full-path="Pictures/100000000000019000000190A678126DF9CE5AFA.jpg" manifest:media-type="image/jpeg"/>
  <manifest:file-entry manifest:full-path="Pictures/10000201000001C4000001C4DD6E0758B984D0B8.png" manifest:media-type="image/png"/>
  <manifest:file-entry manifest:full-path="Pictures/100002010000047E000001D196098DB067137C0D.png" manifest:media-type="image/png"/>
  <manifest:file-entry manifest:full-path="Pictures/1000020100000362000003D40EEDA720B1231B4A.png" manifest:media-type="image/png"/>
  <manifest:file-entry manifest:full-path="Pictures/10000000000003330000013A7B24CF539936E84C.png" manifest:media-type="image/png"/>
  <manifest:file-entry manifest:full-path="Pictures/10000201000004B0000004AB7F0A5AA45874A566.png" manifest:media-type="image/png"/>
  <manifest:file-entry manifest:full-path="Pictures/100002010000017F0000017F69D59DA3EA08E46C.png" manifest:media-type="image/png"/>
  <manifest:file-entry manifest:full-path="Pictures/10000000000000C8000000C8F6CDEDDE66FB30B2.jpg" manifest:media-type="image/jpeg"/>
  <manifest:file-entry manifest:full-path="Pictures/10000000000003C0000002505094157F3516D1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82d3"/>
    </style:style>
    <style:style style:name="P2" style:family="paragraph" style:parent-style-name="Standard">
      <style:paragraph-properties fo:break-before="page"/>
      <style:text-properties officeooo:rsid="0006dc7e" officeooo:paragraph-rsid="000e82d3"/>
    </style:style>
    <style:style style:name="T1" style:family="text">
      <style:text-properties officeooo:rsid="0006dc7e"/>
    </style:style>
    <style:style style:name="T2" style:family="text">
      <style:text-properties officeooo:rsid="0007b7be"/>
    </style:style>
    <style:style style:name="T3" style:family="text">
      <style:text-properties officeooo:rsid="00097096"/>
    </style:style>
    <style:style style:name="T4" style:family="text">
      <style:text-properties officeooo:rsid="00104ed0"/>
    </style:style>
    <style:style style:name="T5" style:family="text">
      <style:text-properties officeooo:rsid="0011f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272in, 0.839in, 1.378in, 0.9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style:mirror="none" fo:clip="rect(0.1244in, 0.0929in, 0.104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374in, 0.4693in, 0.7154in, 0.468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228in, 0.4583in, 0in, 0.44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717in, 0.3228in, 0.1516in, 0.333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0965in, 0in, 0.065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528in, 1.202in, 0.67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11in, 0.448in, 0.3598in, 0.2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9" draw:name="Image2" text:anchor-type="char" svg:x="-0.7654in" svg:y="-0.6201in" svg:width="4.589in" svg:height="1.3098in" draw:z-index="1"><draw:image xlink:href="Pictures/10000000000003A00000014A79F7312F9FA97154.png" xlink:type="simple" xlink:show="embed" xlink:actuate="onLoad" loext:mime-type="image/png"/></draw:frame><draw:frame draw:style-name="fr8" draw:name="Image10" text:anchor-type="char" svg:x="6.6917in" svg:y="-0.3736in" svg:width="4.0382in" svg:height="0.8839in" draw:z-index="7"><draw:image xlink:href="Pictures/10000201000003E80000017160FBC178D9EE3C28.png" xlink:type="simple" xlink:show="embed" xlink:actuate="onLoad" loext:mime-type="image/png"/></draw:frame><draw:frame draw:style-name="fr7" draw:name="Image5" text:anchor-type="char" svg:x="4.2917in" svg:y="-0.4063in" svg:width="2.0866in" svg:height="2.2972in" draw:z-index="4"><draw:image xlink:href="Pictures/10000201000000C8000000C852649B2EFED7C6F3.png" xlink:type="simple" xlink:show="embed" xlink:actuate="onLoad" loext:mime-type="image/png"/></draw:frame></text:p>
      <text:p text:style-name="Standard"/>
      <text:p text:style-name="Standard"/>
      <text:p text:style-name="Standard"><text:s text:c="3"/><text:span text:style-name="T3"><text:s text:c="44"/></text:span></text:p>
      <text:p text:style-name="Standard"/>
      <text:p text:style-name="Standard"><draw:frame draw:style-name="fr6" draw:name="Image1" text:anchor-type="char" svg:x="-0.5673in" svg:y="0.0402in" svg:width="2.0575in" svg:height="2.2272in" draw:z-index="0"><draw:image xlink:href="Pictures/10000201000001C4000001C4DD6E0758B984D0B8.png" xlink:type="simple" xlink:show="embed" xlink:actuate="onLoad" loext:mime-type="image/png"/></draw:frame><text:s text:c="3"/><text:span text:style-name="T3"><text:s text:c="7"/></text:span><draw:frame draw:style-name="fr5" draw:name="Image4" text:anchor-type="char" svg:x="1.9016in" svg:y="0.0362in" svg:width="2.061in" svg:height="2.2402in" draw:z-index="3"><draw:image xlink:href="Pictures/100000000000019000000190A678126DF9CE5AFA.jpg" xlink:type="simple" xlink:show="embed" xlink:actuate="onLoad" loext:mime-type="image/jpeg"/></draw:frame><text:span text:style-name="T3"><text:s text:c="40"/></text:span></text:p>
      <text:p text:style-name="Standard"/>
      <text:p text:style-name="Standard"/>
      <text:p text:style-name="Standard"><draw:frame draw:style-name="fr4" draw:name="Image7" text:anchor-type="char" svg:x="6.802in" svg:y="0.0043in" svg:width="3.8339in" svg:height="1.2472in" draw:z-index="6"><draw:image xlink:href="Pictures/100002010000047E000001D196098DB067137C0D.png" xlink:type="simple" xlink:show="embed" xlink:actuate="onLoad" loext:mime-type="image/png"/></draw:frame></text:p>
      <text:p text:style-name="Standard"/>
      <text:p text:style-name="Standard"/>
      <text:p text:style-name="Standard"><text:s text:c="17"/><text:span text:style-name="T1"><text:s text:c="42"/></text:span></text:p>
      <text:p text:style-name="Standard"><text:s text:c="3"/><text:span text:style-name="T2"><text:s text:c="65"/></text:span></text:p>
      <text:p text:style-name="P1"><draw:frame draw:style-name="fr3" draw:name="Image3" text:anchor-type="char" svg:x="-0.7252in" svg:y="2.8744in" svg:width="5.361in" svg:height="1.8382in" draw:z-index="2"><draw:image xlink:href="Pictures/10000000000003330000013A7B24CF539936E84C.png" xlink:type="simple" xlink:show="embed" xlink:actuate="onLoad" loext:mime-type="image/png"/></draw:frame><draw:frame draw:style-name="fr2" draw:name="Image6" text:anchor-type="char" svg:x="6.0398in" svg:y="2.9965in" svg:width="1.8154in" svg:height="1.8083in" draw:z-index="5"><draw:image xlink:href="Pictures/10000201000004B0000004AB7F0A5AA45874A566.png" xlink:type="simple" xlink:show="embed" xlink:actuate="onLoad" loext:mime-type="image/png"/></draw:frame><text:s text:c="3"/><text:span text:style-name="T1"><text:s text:c="80"/></text:span><text:span text:style-name="T3"><text:s text:c="14"/></text:span><draw:frame draw:style-name="fr2" draw:name="Image9" text:anchor-type="char" svg:x="0.9374in" svg:y="0.9783in" svg:width="1.3756in" svg:height="1.5563in" draw:z-index="9"><draw:image xlink:href="Pictures/1000020100000362000003D40EEDA720B1231B4A.png" xlink:type="simple" xlink:show="embed" xlink:actuate="onLoad" loext:mime-type="image/png"/></draw:frame><draw:frame draw:style-name="fr2" draw:name="Image8" text:anchor-type="char" svg:x="8.7709in" svg:y="2.9709in" svg:width="1.8283in" svg:height="1.8283in" draw:z-index="10"><draw:image xlink:href="Pictures/100002010000017F0000017F69D59DA3EA08E46C.png" xlink:type="simple" xlink:show="embed" xlink:actuate="onLoad" loext:mime-type="image/png"/></draw:frame><draw:frame draw:style-name="fr2" draw:name="Image11" text:anchor-type="char" svg:x="4.3075in" svg:y="0.2008in" svg:width="1.839in" svg:height="1.839in" draw:z-index="8"><draw:image xlink:href="Pictures/10000000000000C8000000C8F6CDEDDE66FB30B2.jpg" xlink:type="simple" xlink:show="embed" xlink:actuate="onLoad" loext:mime-type="image/jpeg"/></draw:frame><draw:frame draw:style-name="fr1" draw:name="Image12" text:anchor-type="char" svg:x="6.5839in" svg:y="1.1965in" svg:width="4.3181in" svg:height="1.2354in" draw:z-index="11"><draw:image xlink:href="Pictures/10000000000003C0000002505094157F3516D15C.png" xlink:type="simple" xlink:show="embed" xlink:actuate="onLoad" loext:mime-type="image/png"/></draw:frame><text:span text:style-name="T3"><text:s/></text:span></text:p>
      <text:p text:style-name="P2"><text:s/></text:p>
      <text:p text:style-name="P1"/>
      <text:p text:style-name="P1"/>
      <text:p text:style-name="P1"/>
      <text:p text:style-name="P1"/>
      <text:p text:style-name="P1"><text:s text:c="2"/><text:span text:style-name="T4"><text:s text:c="24"/></text:span></text:p>
      <text:p text:style-name="P1"/>
      <text:p text:style-name="P1"><text:s/><text:span text:style-name="T5"><text:s text:c="30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1-27T13:51:56.776000000</dc:date>
    <meta:editing-duration>PT42M2S</meta:editing-duration>
    <meta:editing-cycles>12</meta:editing-cycles>
    <meta:document-statistic meta:table-count="0" meta:image-count="12" meta:object-count="0" meta:page-count="2" meta:paragraph-count="8" meta:word-count="0" meta:character-count="380" meta:non-whitespace-character-count="0"/>
  </office:meta>
</office:document-meta>
</file>